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210c45" officeooo:paragraph-rsid="000d3339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0dfa8" officeooo:paragraph-rsid="000d333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93ef8" officeooo:paragraph-rsid="000d3339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13aee" officeooo:paragraph-rsid="000d3339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9ac11" officeooo:paragraph-rsid="000d3339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2541b" officeooo:paragraph-rsid="000d333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3dc62" officeooo:paragraph-rsid="000d333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56ad9" officeooo:paragraph-rsid="000d333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5ec35" officeooo:paragraph-rsid="000d333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779d2" officeooo:paragraph-rsid="000d3339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af603" officeooo:paragraph-rsid="000d333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676b" officeooo:paragraph-rsid="000d333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fb21a" officeooo:paragraph-rsid="000d333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fc355" officeooo:paragraph-rsid="000d3339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491ad" officeooo:paragraph-rsid="000d3339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fae40" officeooo:paragraph-rsid="000d3339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895ce" officeooo:paragraph-rsid="000d3339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fb21a" officeooo:paragraph-rsid="000d3339" style:font-weight-asian="bold" style:font-weight-complex="bold"/>
    </style:style>
    <style:style style:name="P19" style:family="paragraph" style:parent-style-name="Standard">
      <style:text-properties officeooo:rsid="00107859" officeooo:paragraph-rsid="000d3339"/>
    </style:style>
    <style:style style:name="P20" style:family="paragraph" style:parent-style-name="Standard">
      <style:text-properties officeooo:rsid="000ab2b7" officeooo:paragraph-rsid="000d3339"/>
    </style:style>
    <style:style style:name="P21" style:family="paragraph" style:parent-style-name="Standard">
      <style:text-properties officeooo:rsid="0027c00a" officeooo:paragraph-rsid="000d3339"/>
    </style:style>
    <style:style style:name="P22" style:family="paragraph" style:parent-style-name="Standard">
      <style:text-properties officeooo:rsid="001779d2" officeooo:paragraph-rsid="000d3339"/>
    </style:style>
    <style:style style:name="P23" style:family="paragraph" style:parent-style-name="Standard">
      <style:text-properties officeooo:rsid="000c9e99" officeooo:paragraph-rsid="000d3339"/>
    </style:style>
    <style:style style:name="P24" style:family="paragraph" style:parent-style-name="Standard">
      <style:text-properties officeooo:rsid="000b7222" officeooo:paragraph-rsid="000d3339"/>
    </style:style>
    <style:style style:name="P25" style:family="paragraph" style:parent-style-name="Standard">
      <style:text-properties officeooo:rsid="000d7cb9" officeooo:paragraph-rsid="000d33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466c" style:font-weight-asian="bold" style:font-weight-complex="bold"/>
    </style:style>
    <style:style style:name="T3" style:family="text">
      <style:text-properties fo:font-weight="bold" officeooo:rsid="002aa326" style:font-weight-asian="bold" style:font-weight-complex="bold"/>
    </style:style>
    <style:style style:name="T4" style:family="text">
      <style:text-properties fo:font-weight="bold" officeooo:rsid="0026676b" style:font-weight-asian="bold" style:font-weight-complex="bold"/>
    </style:style>
    <style:style style:name="T5" style:family="text">
      <style:text-properties fo:font-weight="bold" officeooo:rsid="002491ad" style:font-weight-asian="bold" style:font-weight-complex="bold"/>
    </style:style>
    <style:style style:name="T6" style:family="text">
      <style:text-properties fo:font-weight="bold" officeooo:rsid="0033a4da" style:font-weight-asian="bold" style:font-weight-complex="bold"/>
    </style:style>
    <style:style style:name="T7" style:family="text">
      <style:text-properties fo:font-weight="bold" officeooo:rsid="002cfa69" style:font-weight-asian="bold" style:font-weight-complex="bold"/>
    </style:style>
    <style:style style:name="T8" style:family="text">
      <style:text-properties officeooo:rsid="002895ce"/>
    </style:style>
    <style:style style:name="T9" style:family="text">
      <style:text-properties officeooo:rsid="00156ad9"/>
    </style:style>
    <style:style style:name="T10" style:family="text">
      <style:text-properties officeooo:rsid="0010dfa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0dfa8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895ce" style:font-weight-asian="bold" style:font-weight-complex="bold"/>
    </style:style>
    <style:style style:name="T15" style:family="text">
      <style:text-properties officeooo:rsid="00249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8">TABLE</text:span> <text:span text:style-name="T9">du debat</text:span> : </text:p>
      <text:p text:style-name="P19"><text:span text:style-name="T10">I</text:span>dentifiant débat : <text:span text:style-name="T2">hi</text:span><text:span text:style-name="T3">_</text:span><text:span text:style-name="T1">iddebat </text:span></text:p>
      <text:p text:style-name="P20">Projet débat : <text:span text:style-name="T2">hi</text:span><text:span text:style-name="T3">_</text:span><text:span text:style-name="T1">titreproj</text:span><text:span text:style-name="T6">et</text:span></text:p>
      <text:p text:style-name="P20">Description générale :<text:span text:style-name="T1"> </text:span><text:span text:style-name="T2">hi</text:span><text:span text:style-name="T3">_</text:span><text:span text:style-name="T1">descgen</text:span></text:p>
      <text:p text:style-name="P20">Carte du projet : <text:span text:style-name="T2">hi</text:span><text:span text:style-name="T3">_</text:span><text:span text:style-name="T1">imgmap</text:span></text:p>
      <text:p text:style-name="P21"/>
      <text:p text:style-name="P17">TABLE du scenario</text:p>
      <text:p text:style-name="P22">identifiant scenario: <text:span text:style-name="T2">hi</text:span><text:span text:style-name="T3">_</text:span><text:span text:style-name="T1">idscen</text:span></text:p>
      <text:p text:style-name="P19"><text:span text:style-name="T12">I</text:span><text:span text:style-name="T11">dentifiant débat :</text:span><text:span text:style-name="T1"> </text:span><text:span text:style-name="T2">hi</text:span><text:span text:style-name="T3">_</text:span><text:span text:style-name="T1">iddebat </text:span></text:p>
      <text:p text:style-name="P23">titre scenario : <text:span text:style-name="T2">hi</text:span><text:span text:style-name="T3">_</text:span><text:span text:style-name="T1">titrescen</text:span></text:p>
      <text:p text:style-name="P24">position temps : <text:span text:style-name="T2">hi_</text:span><text:span text:style-name="T1">postemp</text:span><text:span text:style-name="T7">s</text:span></text:p>
      <text:p text:style-name="P25">description : <text:span text:style-name="T2">hi</text:span><text:span text:style-name="T3">_</text:span><text:span text:style-name="T1">descscen</text:span></text:p>
      <text:p text:style-name="P20"/>
      <text:p text:style-name="P19"><text:span text:style-name="T14">TABLE</text:span><text:span text:style-name="T13"> participant :</text:span></text:p>
      <text:p text:style-name="P2">identifiant utilisateur : <text:span text:style-name="T2">hi</text:span><text:span text:style-name="T3">_</text:span><text:span text:style-name="T1">iduser</text:span></text:p>
      <text:p text:style-name="P3">Login : <text:span text:style-name="T2">hi</text:span><text:span text:style-name="T3">_</text:span><text:span text:style-name="T1">login</text:span></text:p>
      <text:p text:style-name="P2">nom : <text:span text:style-name="T2">hi</text:span><text:span text:style-name="T3">_</text:span><text:span text:style-name="T1">name</text:span></text:p>
      <text:p text:style-name="P2">prénom : <text:span text:style-name="T2">hi</text:span><text:span text:style-name="T3">_</text:span><text:span text:style-name="T2">s</text:span><text:span text:style-name="T1">urname</text:span></text:p>
      <text:p text:style-name="P4">pseudo : <text:span text:style-name="T2">hi</text:span><text:span text:style-name="T3">_</text:span><text:span text:style-name="T1">pseudo</text:span></text:p>
      <text:p text:style-name="P4">mot de passe :<text:span text:style-name="T1"> </text:span><text:span text:style-name="T2">hi</text:span><text:span text:style-name="T3">_</text:span><text:span text:style-name="T1">mdp</text:span></text:p>
      <text:p text:style-name="P4">email :<text:span text:style-name="T1"> </text:span><text:span text:style-name="T2">hi</text:span><text:span text:style-name="T3">_</text:span><text:span text:style-name="T1">email</text:span></text:p>
      <text:p text:style-name="P5">image participant : <text:span text:style-name="T2">hi</text:span><text:span text:style-name="T3">_</text:span><text:span text:style-name="T1">imguser</text:span></text:p>
      <text:p text:style-name="P6">description : <text:span text:style-name="T2">hi</text:span><text:span text:style-name="T3">_</text:span><text:span text:style-name="T1">desc</text:span></text:p>
      <text:p text:style-name="P7">récupérer IP <text:span text:style-name="T1">: </text:span><text:span text:style-name="T2">hi</text:span><text:span text:style-name="T3">_</text:span><text:span text:style-name="T1">ipuser</text:span></text:p>
      <text:p text:style-name="P8"/>
      <text:p text:style-name="P8"><text:span text:style-name="T14">TABLE</text:span><text:span text:style-name="T13"> avis :</text:span><text:span text:style-name="T1"> </text:span></text:p>
      <text:p text:style-name="P9">identifiant avis : <text:span text:style-name="T2">hi</text:span><text:span text:style-name="T3">_</text:span><text:span text:style-name="T1">idavis</text:span></text:p>
      <text:p text:style-name="P10">identifiant scenario:<text:span text:style-name="T1"> </text:span><text:span text:style-name="T2">hi</text:span><text:span text:style-name="T3">_</text:span><text:span text:style-name="T1">idscen</text:span></text:p>
      <text:p text:style-name="P2">identifiant utilisateur :<text:span text:style-name="T1"> </text:span><text:span text:style-name="T2">hi</text:span><text:span text:style-name="T3">_</text:span><text:span text:style-name="T1">iduser</text:span></text:p>
      <text:p text:style-name="P11">identifiant débat <text:span text:style-name="T1">: </text:span><text:span text:style-name="T2">hi</text:span><text:span text:style-name="T3">_</text:span><text:span text:style-name="T1">iddebat</text:span></text:p>
      <text:p text:style-name="P9">titre de l'avis :<text:span text:style-name="T1"> </text:span><text:span text:style-name="T2">hi</text:span><text:span text:style-name="T3">_</text:span><text:span text:style-name="T1">titreavis</text:span></text:p>
      <text:p text:style-name="P9">description :<text:span text:style-name="T1"> </text:span><text:span text:style-name="T2">hi</text:span><text:span text:style-name="T3">_</text:span><text:span text:style-name="T1">descavis</text:span></text:p>
      <text:p text:style-name="P9">position carte : <text:span text:style-name="T2">hi</text:span><text:span text:style-name="T3">_</text:span><text:span text:style-name="T1">poscarte</text:span></text:p>
      <text:p text:style-name="P12">Illustration de l'avis : <text:span text:style-name="T2">hi</text:span><text:span text:style-name="T3">_</text:span><text:span text:style-name="T1">imgavis</text:span></text:p>
      <text:p text:style-name="P18"/>
      <text:p text:style-name="P18"><text:span text:style-name="T8">TABLE</text:span> documentation : </text:p>
      <text:p text:style-name="P13">identifiant doc :<text:span text:style-name="T1"> </text:span><text:span text:style-name="T2">hi</text:span><text:span text:style-name="T3">_</text:span><text:span text:style-name="T1">iddoc</text:span><text:span text:style-name="T5">u</text:span></text:p>
      <text:p text:style-name="P2"><text:span text:style-name="T15">identifiant utilisateur :</text:span><text:span text:style-name="T5"> </text:span><text:span text:style-name="T2">hi</text:span><text:span text:style-name="T3">_</text:span><text:span text:style-name="T5">iduser</text:span></text:p>
      <text:p text:style-name="P14">documentation :<text:span text:style-name="T1"> </text:span><text:span text:style-name="T2">hi</text:span><text:span text:style-name="T3">_</text:span><text:span text:style-name="T1">docu</text:span></text:p>
      <text:p text:style-name="P15">titre documentation :<text:span text:style-name="T1"> </text:span><text:span text:style-name="T2">hi</text:span><text:span text:style-name="T3">_</text:span><text:span text:style-name="T1">titredocu</text:span></text:p>
      <text:p text:style-name="P15">description documentation :<text:span text:style-name="T1"> </text:span><text:span text:style-name="T2">hi</text:span><text:span text:style-name="T3">_</text:span><text:span text:style-name="T1">descdocu</text:span></text:p>
      <text:p text:style-name="P1">photos d'illustration doc <text:span text:style-name="T1">: </text:span><text:span text:style-name="T2">hi</text:span><text:span text:style-name="T3">_</text:span><text:span text:style-name="T4">img</text:span><text:span text:style-name="T1">doc</text:span><text:span text:style-name="T5">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5:44:56.090097009</meta:creation-date>
    <dc:date>2015-06-01T15:45:13.957799978</dc:date>
    <meta:editing-duration>P0D</meta:editing-duration>
    <meta:editing-cycles>1</meta:editing-cycles>
    <meta:document-statistic meta:table-count="0" meta:image-count="0" meta:object-count="0" meta:page-count="1" meta:paragraph-count="38" meta:word-count="142" meta:character-count="1003" meta:non-whitespace-character-count="894"/>
    <meta:generator>LibreOffice/4.2.8.2$Linux_x86 LibreOffice_project/420m0$Build-2</meta:generator>
  </office:meta>
</office:document-meta>
</file>